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Easy: low activation energy</text:p>
          </table:table-cell>
          <table:table-cell table:style-name="ce1" office:value-type="string" calcext:value-type="string">
            <text:p>Easy: no programm-ing</text:p>
          </table:table-cell>
          <table:table-cell table:style-name="ce1" office:value-type="string" calcext:value-type="string">
            <text:p>Easy: no RDF knowledge</text:p>
          </table:table-cell>
          <table:table-cell table:style-name="ce1" office:value-type="string" calcext:value-type="string">
            <text:p>Flexible: schema choice</text:p>
          </table:table-cell>
          <table:table-cell table:style-name="ce1" office:value-type="string" calcext:value-type="string">
            <text:p>Flexible: evolvable schema</text:p>
          </table:table-cell>
          <table:table-cell table:style-name="ce1" office:value-type="string" calcext:value-type="string">
            <text:p>Sharing: online and offline</text:p>
          </table:table-cell>
          <table:table-cell table:style-name="ce1" office:value-type="string" calcext:value-type="string">
            <text:p>Remixable</text:p>
          </table:table-cell>
          <table:table-cell table:style-name="ce1" office:value-type="string" calcext:value-type="string">
            <text:p>Portable: no central data</text:p>
          </table:table-cell>
          <table:table-cell table:style-name="ce1" office:value-type="string" calcext:value-type="string">
            <text:p>Sustain-able: software</text:p>
          </table:table-cell>
          <table:table-cell table:style-name="ce1" office:value-type="string" calcext:value-type="string">
            <text:p>Sustain-able: data</text:p>
          </table:table-cell>
          <table:table-cell table:style-name="ce1" office:value-type="string" calcext:value-type="string">
            <text:p>Visible data</text:p>
          </table:table-cell>
          <table:table-cell table:style-name="ce1" office:value-type="string" calcext:value-type="string">
            <text:p>Offline use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imach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2</text:p>
          </table:table-cell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eg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3</text:p>
          </table:table-cell>
          <table:table-cell table:number-columns-repeated="7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gshare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Space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stcross/Segrada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*5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 (beta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readsheet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*7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ghtfiel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*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9</text:p>
          </table:table-cell>
          <table:table-cell office:value-type="string" calcext:value-type="string">
            <text:p>*6</text:p>
          </table:table-cell>
          <table:table-cell office:value-type="string" calcext:value-type="string">
            <text:p>*1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*7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ktop datab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*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13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N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*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13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 software is maintained and sustainable, but custom programming is requir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kept in triple store, so may be queryable not not directly accessi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anging data schema requires knowledge of ontologies and RDF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uses RDF triple store, so should be sustainable if it is easy to export and backup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tity types appear to be not constrained, but doesn't use linked data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imarily offline tools, but online sharing possible using, e.g., Google doc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s a simple underlying model, but spreadsheets can become difficult to manage if complex structures are us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sy to use, but setting up a Rightfield spreadsheet needs some knowledge of RDF/Ontologie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volving the ontology used requires updating the spreadsheet template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sing ontology controlled terms helps, but cross-linking not provided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me programming may be requir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mited schema evolution may be possi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y vary with system used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36pt" fo:margin-bottom="36pt" fo:margin-left="36pt" fo:margin-right="36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48:21.958273000</meta:creation-date>
    <dc:date>2015-12-23T15:00:18.222172000</dc:date>
    <meta:editing-duration>PT25M5S</meta:editing-duration>
    <meta:editing-cycles>2</meta:editing-cycles>
    <meta:generator>LibreOffice/5.0.1.2$MacOSX_X86_64 LibreOffice_project/81898c9f5c0d43f3473ba111d7b351050be20261</meta:generator>
    <meta:print-date>2015-12-23T14:58:51.901067000</meta:print-date>
    <meta:document-statistic meta:table-count="1" meta:cell-count="181" meta:object-count="0"/>
  </office:meta>
</office:document-meta>
</file>